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5" svg:font-family="Arial" style:font-family-generic="swiss"/>
    <style:font-face style:name="Courier New" svg:font-family="'Courier New'" style:font-adornments="Normale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Arial3" svg:font-family="Arial" style:font-adornments="Normale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size="20pt" style:text-underline-style="solid" style:text-underline-width="auto" style:text-underline-color="font-color" style:font-size-asian="20pt" style:font-size-complex="20pt"/>
    </style:style>
    <style:style style:name="P4" style:family="paragraph" style:parent-style-name="List_20_Paragraph">
      <style:text-properties style:font-name="Arial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List_20_Paragraph">
      <style:paragraph-properties fo:margin-left="0cm" fo:margin-right="0cm" fo:text-indent="0cm" style:auto-text-indent="false" fo:background-color="#66ccff">
        <style:background-image/>
      </style:paragraph-properties>
      <style:text-properties style:font-name="Arial1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8" style:family="paragraph" style:parent-style-name="List_20_Paragraph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Arial1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9" style:family="paragraph" style:parent-style-name="List_20_Paragraph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Arial1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3" style:family="paragraph" style:parent-style-name="Standard">
      <style:text-properties style:font-name="Arial1" style:font-name-complex="Arial4"/>
    </style:style>
    <style:style style:name="P14" style:family="paragraph" style:parent-style-name="List_20_Paragraph" style:list-style-name="WWNum2">
      <style:text-properties style:font-name="Arial1" style:font-name-complex="Arial4"/>
    </style:style>
    <style:style style:name="P15" style:family="paragraph" style:parent-style-name="List_20_Paragraph" style:list-style-name="WWNum3">
      <style:text-properties style:font-name="Arial1" style:font-name-complex="Arial4"/>
    </style:style>
    <style:style style:name="P16" style:family="paragraph" style:parent-style-name="List_20_Paragraph" style:list-style-name="WWNum4">
      <style:text-properties style:font-name="Arial1"/>
    </style:style>
    <style:style style:name="P17" style:family="paragraph" style:parent-style-name="List_20_Paragraph" style:list-style-name="WWNum6">
      <style:text-properties style:font-name="Arial1"/>
    </style:style>
    <style:style style:name="P18" style:family="paragraph" style:parent-style-name="List_20_Paragraph" style:list-style-name="WWNum9">
      <style:text-properties style:font-name="Arial1"/>
    </style:style>
    <style:style style:name="P19" style:family="paragraph" style:parent-style-name="List_20_Paragraph" style:list-style-name="WWNum12">
      <style:text-properties style:font-name="Arial1"/>
    </style:style>
    <style:style style:name="P20" style:family="paragraph" style:parent-style-name="List_20_Paragraph" style:list-style-name="WWNum15">
      <style:text-properties style:font-name="Arial1"/>
    </style:style>
    <style:style style:name="P21" style:family="paragraph" style:parent-style-name="List_20_Paragraph" style:list-style-name="WWNum16">
      <style:text-properties style:font-name="Arial1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List_20_Paragraph" style:list-style-name="L1">
      <style:paragraph-properties fo:margin-left="0cm" fo:margin-right="0cm" fo:text-indent="0cm" style:auto-text-indent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font-name-complex="Arial4"/>
    </style:style>
    <style:style style:name="T2" style:family="text">
      <style:text-properties fo:font-size="12pt" style:font-size-asian="12pt" style:font-name-complex="Arial4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SENSE-VIDEOGAMES</text:p>
      <text:p text:style-name="P11"/>
      <text:p text:style-name="P12"/>
      <text:p text:style-name="P12">CAPITOLO 1</text:p>
      <text:p text:style-name="P12"/>
      <text:p text:style-name="P1">INTRODUZIONE</text:p>
      <text:p text:style-name="P2"><text:span text:style-name="T2">Siamo interessati a sviluppare un’applicazione web che vada a gestire un negozio online di videogiochi.</text:span><text:span text:style-name="T1"> L’applicazione prevede la gestione di un catalogo pubblico di prodotti che può essere visionato secondo diversi ordinamenti :</text:span></text:p>
      <text:list xml:id="list3985781892774458360" text:style-name="WWNum2">
        <text:list-item>
          <text:p text:style-name="P14">PREZZO</text:p>
        </text:list-item>
        <text:list-item>
          <text:p text:style-name="P14">ANNO DI USCITA</text:p>
        </text:list-item>
        <text:list-item>
          <text:p text:style-name="P14">ORDINE ALFEBITICO </text:p>
        </text:list-item>
      </text:list>
      <text:p text:style-name="P13">Ogni elemento del catalogo prevede un prezzo che può essere soggetto a sconti ottenibili tramite:</text:p>
      <text:list xml:id="list8846367204276791705" text:style-name="WWNum3">
        <text:list-item>
          <text:p text:style-name="P15">CREDITI SPESI DA UN UTENTE REGISTRATO</text:p>
        </text:list-item>
        <text:list-item>
          <text:p text:style-name="P15">VALORE REPUTAZIONE DELL'UTENTE REGISTRATO</text:p>
        </text:list-item>
        <text:list-item>
          <text:p text:style-name="P15">X MESI DI REGISTRAZIONE DELL'UTENTE</text:p>
        </text:list-item>
        <text:list-item>
          <text:p text:style-name="P15">X ANNI DI REGISTRAZIONEDELL'UTENTE</text:p>
        </text:list-item>
      </text:list>
      <text:p text:style-name="P13">Il prezzo di ogni elemento, inoltre, può essere soggetto a promozioni disponibili per ogni tipo di utente. L’applicazione prevede anche dei bonus che possono essere assegnati a tutti i tipi di utenti che acquistano un determinato articolo, il bonus viene erogato tramite crediti virtuali che possono essere utilizzati per acquistare articoli sul sito. </text:p>
      <text:p text:style-name="P2"><text:span text:style-name="T1">Ogni visitatore ha possibilità di accedere con le proprie credenziali o registrarsi al sito. I clienti registrati, una volta effettuato l’accesso, hanno la possibilità di “ricaricare” il proprio conto sul sito tramite richieste all’admin che può accettare/rifiutare la richiesta effettuata.<text:line-break/></text:span>L’applicazione permette ai vari utenti registrati di poter recensire e/o fare domande riguardo un articolo presente nel catalogo. Ogni utente può poi valutare l’utilità della recensione/domanda tramite 2 appositi campi: SUPPORTO (da 1 a 3) e UTILITA’ (da 1 a 5).</text:p>
      <text:p text:style-name="P2">All’interno dell’applicazione è presenta una pagina di FAQ che è gestita totalmente dall’admin del sito. Questa pagina comprende le FAQ (domande più frequenti) e le rispettive risposte pubblicate dall’admin che può decidere di spostare una domanda effettuata da un cliente entri nelle FAQ se quest’ultima abbia ricevuto un elevata popolarità.</text:p>
      <text:p text:style-name="P2"><text:soft-page-break/>Ogni cliente presenta una reputazione che è basata sui giudizi ottenuto rispetto ai contributi pubblicati (recensioni/domande). Per calcolare il valore della reputazione di ogni cliente vengono presi in considerazioni i punteggi ottenuti dagli altri utenti in base ad una “scala gerarchica”:</text:p>
      <text:list xml:id="list4594316403260811053" text:style-name="WWNum4">
        <text:list-item>
          <text:p text:style-name="P16">GESTORE </text:p>
        </text:list-item>
        <text:list-item>
          <text:p text:style-name="P16">CLIENTI (PESO IN BASE ALLA REPUTAZIONE DEL CLIENTE)</text:p>
        </text:list-item>
      </text:list>
      <text:p text:style-name="P2"/>
      <text:p text:style-name="P3">TIPI DI UTENTE</text:p>
      <text:p text:style-name="P2">L’applicazione prevede 4 diverse tipologie di utente:</text:p>
      <text:list xml:id="list7815692055341332896" text:style-name="WWNum6">
        <text:list-item>
          <text:p text:style-name="P17">VISITATORE</text:p>
        </text:list-item>
        <text:list-item>
          <text:p text:style-name="P17">CLIENTE</text:p>
        </text:list-item>
        <text:list-item>
          <text:p text:style-name="P17">GESTORE</text:p>
        </text:list-item>
        <text:list-item>
          <text:p text:style-name="P17">ADMIN</text:p>
        </text:list-item>
      </text:list>
      <text:p text:style-name="P2">VISITATORE: L’utente visitatore ha delle funzionalità “limitate” può infatti effettuare solamente operazioni “visive” oppure registrarsi al sito:</text:p>
      <text:list xml:id="list8871428664432856589" text:style-name="WWNum9">
        <text:list-item>
          <text:p text:style-name="P18">Può visionare il catalogo di prodotti a disposizione tramite catalogo.php</text:p>
        </text:list-item>
        <text:list-item>
          <text:p text:style-name="P18">Può accedere ad informazioni sull’azienda tramite appositi link inseriti in home.php</text:p>
        </text:list-item>
        <text:list-item>
          <text:p text:style-name="P18">Può accedere alle FAQ del sito tramite la pagina faq.php</text:p>
        </text:list-item>
        <text:list-item>
          <text:p text:style-name="P18">Registrarsi al sito tramite la pagina registrazione.php raggiungibile tramite un link presente in home.php specificando indirizzo email, username e password per utilizzare tutti i servizi offerti.<text:line-break/></text:p>
        </text:list-item>
      </text:list>
      <text:p text:style-name="P2"><text:s text:c="2"/></text:p>
      <text:p text:style-name="P2">CLIENTE: L’utente registrato (o cliente) possiede in aggiunta alle funzionalità dell'utente visitatore la possibilità di acquistare prodotti, richiedere crediti, effettuare recensioni e fare domande tramite la sezione faq presente nel menu del sito, nello specifico esso:</text:p>
      <text:list xml:id="list7285398935503259349" text:style-name="WWNum12">
        <text:list-item>
          <text:p text:style-name="P19">Può accedere al proprio profilo per visionare il proprio saldo, cioè la differenza tra crediti richiesti e quelli effettivamente spesi sul sito, a seconda di questo rapporto sarà poi definita la sua reputazione, i propri dati , <text:s/>i propri crediti disponibili, la propria reputazione, eventuali aggiornamenti provenienti dalle faq in cui è partecipe ed eventuali coupon che permettono di riscattare prodotti senza utilizzare crediti;</text:p>
        </text:list-item>
        <text:list-item>
          <text:p text:style-name="P19">Può acquistare i prodotti del catalogo tramite la pagina acquista.php che gestisce gli acquisti tramite un meccanismo di carrello;</text:p>
        </text:list-item>
        <text:list-item>
          <text:p text:style-name="P19">Può visualizzare il carrello dalla voce presente nel menu del sito e rimuovere prodotti o procedere al checkout;</text:p>
        </text:list-item>
        <text:list-item>
          <text:p text:style-name="P19">Può scrivere recensioni sui prodotti del catalogo e faq;</text:p>
        </text:list-item>
        <text:list-item>
          <text:p text:style-name="P19">Può effettuare una richiesta di assegnazione crediti per acquistare i prodotti (DOVRA’ POI ESSERE ACCETTATA DALL’ADMIN) </text:p>
        </text:list-item>
      </text:list>
      <text:p text:style-name="P2"/>
      <text:p text:style-name="P2"><text:soft-page-break/>GESTORE: L’utente Gestore ha il compito di “gestire il sito” e ha la possibilità solamente di effettuare modifiche ai prodotti e/o al catalogo. Esso come l'admin, accede al sito da una finestra differente da quella utilizzata dagli utenti registrati. Una volta effettuato l'accesso esso: </text:p>
      <text:list xml:id="list558430070118367092" text:style-name="WWNum15">
        <text:list-item>
          <text:p text:style-name="P20">Può aggiungere, modificare, eliminare un prodotto dal catalogo. Ha la possibilità anche di definire sconti e bonus sui vari articoli</text:p>
        </text:list-item>
        <text:list-item>
          <text:p text:style-name="P20">Può consultare i vari profili degli utenti registrati </text:p>
        </text:list-item>
        <text:list-item>
          <text:p text:style-name="P20">Può visualizzare tutte le faq attive e scegliere se rispondere o chiuderle</text:p>
        </text:list-item>
        <text:list-item>
          <text:p text:style-name="P20">Può aggiungere domande alle FAQ o elevare una domanda di un cliente con relativa risposta nella sezione FAQ del sito</text:p>
        </text:list-item>
      </text:list>
      <text:p text:style-name="P2">AMMINISTRATORE: L’utente Amministratore ha le funzionalità più “interne” del sito e possiede delle funzionalità esclusive:</text:p>
      <text:list xml:id="list338023128361315484" text:style-name="WWNum16">
        <text:list-item>
          <text:p text:style-name="P21">Può visionare e modificare i dati dei vari clienti registrati al sito</text:p>
        </text:list-item>
        <text:list-item>
          <text:p text:style-name="P21">Può aggiornare il catalogo dei prodotti ed inserire sconti</text:p>
        </text:list-item>
        <text:list-item>
          <text:p text:style-name="P21">Può bannare degli utenti dal sito </text:p>
        </text:list-item>
        <text:list-item>
          <text:p text:style-name="P21">Può accettare/rifiutare richieste di crediti</text:p>
        </text:list-item>
        <text:list-item>
          <text:p text:style-name="P21">Può gestire le faq decidendo quali rendere attive e quali ignorare oppure elevare una determinata faq relativa ad un determinato argomento</text:p>
        </text:list-item>
      </text:list>
      <text:p text:style-name="P4"/>
      <text:p text:style-name="P5">STRUTTURE DATI</text:p>
      <text:p text:style-name="P22">Per il corretto funzionamento dell'applicazione e dei servizi che essa offre, in fase di progettazione è stato ritenuto opportuno definire due file xml: uno relativo ai videogiochi presenti nel catalogo ed uno relativo alle console presenti nel catalogo delle piattaforme.</text:p>
      <text:p text:style-name="P22">I file sono stati definiti ognuno da una DTD, la quale spiega appunto la struttura grammaticale da seguire affinchè essi siano validi. </text:p>
      <text:p text:style-name="P22">Segue l'elenco dei file xml utilizzati e la relativa grammatica:</text:p>
      <text:list xml:id="list990591698982455037" text:style-name="L1">
        <text:list-item>
          <text:p text:style-name="P23">Videogiochi.xml: file contenente ai videogiochi presenti nel catalogo;</text:p>
        </text:list-item>
        <text:list-item>
          <text:p text:style-name="P23">Videogiochi.dtd: documento relativo alla definizione grammaticale utilizzata dal file <text:tab/>videogiochi.xml;</text:p>
        </text:list-item>
        <text:list-item>
          <text:p text:style-name="P23">Piattaforme.xml: file contenente le diverse console presenti nel catalogo;</text:p>
        </text:list-item>
        <text:list-item>
          <text:p text:style-name="P23">Piattaforme.dtd: file relativo alla definizione grammaticale utilizzata dal file piattaforme.xml;</text:p>
        </text:list-item>
      </text:list>
      <text:p text:style-name="P22">Di seguito vengono mostrate le dtd che verranno utilizzate per definire la grammatica dei due file xml e un esempio di questi ultimi: </text:p>
      <text:p text:style-name="P22"/>
      <text:p text:style-name="P22"/>
      <text:p text:style-name="P22"/>
      <text:p text:style-name="P22"/>
      <text:p text:style-name="P6"><text:soft-page-break/>videogiochi.dtd</text:p>
      <text:p text:style-name="P7">&lt;!ELEMENT videogiochi (gioco+)&gt;</text:p>
      <text:p text:style-name="P7"><text:tab/>&lt;!ELEMENT gioco(nome, immagine, tipologia, prezzo, data, console)&gt;</text:p>
      <text:p text:style-name="P7"><text:tab/><text:tab/>&lt;!ATTLIST gioco</text:p>
      <text:p text:style-name="P7"><text:tab/><text:tab/><text:tab/><text:tab/><text:tab/>id CDATA #REQUIRED</text:p>
      <text:p text:style-name="P7"><text:tab/><text:tab/><text:tab/><text:tab/><text:tab/>console Play Station|Xbox</text:p>
      <text:p text:style-name="P7"><text:tab/><text:tab/><text:tab/><text:tab/><text:tab/>&gt;</text:p>
      <text:p text:style-name="P7"><text:tab/><text:tab/>&lt;!ELEMENT nome #PCDATA&gt;</text:p>
      <text:p text:style-name="P7"><text:tab/><text:tab/>&lt;!ELEMENT immagine #PCDATA&gt;</text:p>
      <text:p text:style-name="P7"><text:tab/><text:tab/>&lt;!ELEMENT tipologia #PCDATA&gt;</text:p>
      <text:p text:style-name="P7"><text:tab/><text:tab/>&lt;!ELEMENT prezzo #PCDATA&gt;</text:p>
      <text:p text:style-name="P7"><text:tab/><text:tab/>&lt;!ELEMENT data #PCDATA&gt;</text:p>
      <text:p text:style-name="P7"><text:tab/><text:tab/><text:tab/>&lt;!ATTLIST data </text:p>
      <text:p text:style-name="P7"><text:tab/><text:tab/><text:tab/><text:tab/>gg CDATA #REQUIRED</text:p>
      <text:p text:style-name="P7"><text:tab/><text:tab/><text:tab/><text:tab/>mm CDATA #REQUIRED</text:p>
      <text:p text:style-name="P7"><text:tab/><text:tab/><text:tab/><text:tab/>aaaa CDATA #REQUIRED</text:p>
      <text:p text:style-name="P7"><text:tab/><text:tab/><text:tab/>&gt;</text:p>
      <text:p text:style-name="P9">piattaforme.dtd</text:p>
      <text:p text:style-name="P7">&lt;!ELEMENT piattaforme (console+)&gt;</text:p>
      <text:p text:style-name="P7"><text:tab/>&lt;!ELEMENT console (nome, prezzo, data, tipologia,immagine)&gt;</text:p>
      <text:p text:style-name="P7"><text:tab/><text:tab/>&lt;!ATTLIST console </text:p>
      <text:p text:style-name="P7"><text:tab/><text:tab/><text:tab/><text:tab/>id CDATA #REQUIRED</text:p>
      <text:p text:style-name="P7"><text:tab/><text:tab/><text:tab/><text:tab/>cprod Sony|Microsoft|Nintendo #REQUIRED&gt;</text:p>
      <text:p text:style-name="P7"><text:tab/><text:tab/>&lt;!ELEMENT nome #PCDATA&gt;</text:p>
      <text:p text:style-name="P7"><text:tab/><text:tab/>&lt;!ELEMENT prezzo #PCDATA&gt;</text:p>
      <text:p text:style-name="P7"><text:tab/><text:tab/>&lt;!ELEMENT data #PCDATA&gt;</text:p>
      <text:p text:style-name="P7"><text:tab/><text:tab/><text:tab/>&lt;!ATTLIST data </text:p>
      <text:p text:style-name="P7"><text:tab/><text:tab/><text:tab/><text:tab/><text:tab/><text:tab/><text:tab/>gg CDATA #REQUIRED</text:p>
      <text:p text:style-name="P7"><text:tab/><text:tab/><text:tab/><text:tab/><text:tab/><text:tab/><text:tab/>mm CDATA #REQUIRED</text:p>
      <text:p text:style-name="P7"><text:tab/><text:tab/><text:tab/><text:tab/><text:tab/><text:tab/><text:tab/>aaaa CDATA #REQUIRED</text:p>
      <text:p text:style-name="P7"><text:tab/><text:tab/><text:tab/><text:tab/><text:tab/><text:tab/>&gt;</text:p>
      <text:p text:style-name="P7"><text:tab/><text:tab/>&lt;!ELEMENT immagine #PCDATA&gt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sempio videogiochi.xml</text:p>
      <text:p text:style-name="P7">&lt;?xml version="1.0" encoding="UTF-8"?&gt;<text:line-break/>&lt;!DOCTYPE telefoni SYSTEM "videogiochi.dtd"&gt;<text:line-break/><text:line-break/>&lt;videogiochi&gt;<text:line-break/><text:tab/>&lt;gioco id="345" console="Play Station"&gt;<text:line-break/><text:tab/><text:tab/>&lt;nome&gt;Grand Theft Auto V&lt;/nome&gt;<text:line-break/><text:tab/><text:tab/>&lt;immagine&gt;Games/gta5.png&lt;/immagine&gt;<text:line-break/><text:tab/><text:tab/>&lt;tipologia&gt;Action-Adventure&lt;/tipologia&gt;<text:line-break/><text:tab/><text:tab/>&lt;prezzo&gt;400&lt;/prezzo&gt;<text:line-break/><text:tab/><text:tab/>&lt;data gg="12" mm="01" aaaa="2014" /&gt;<text:line-break/><text:tab/>&lt;/gioco&gt;</text:p>
      <text:p text:style-name="P7">&lt;/videogiochi&gt;</text:p>
      <text:p text:style-name="P8"/>
      <text:p text:style-name="P9">Esempio piattaforme.xml</text:p>
      <text:p text:style-name="P7">&lt;?xml version="1.0" encoding="UTF-8"?&gt;</text:p>
      <text:p text:style-name="P7">&lt;!DOCTYPE telefoni SYSTEM "piattaforme.dtd"&gt;</text:p>
      <text:p text:style-name="P7">&lt;piattaforme&gt;</text:p>
      <text:p text:style-name="P7"><text:tab/>&lt;console id="1" cprod="Sony"&gt;</text:p>
      <text:p text:style-name="P7"><text:tab/><text:tab/>&lt;nome&gt;Play Station 4&lt;/nome&gt;</text:p>
      <text:p text:style-name="P7"><text:tab/><text:tab/>&lt;prezzo&gt;200&lt;/prezzo&gt;</text:p>
      <text:p text:style-name="P7"><text:tab/><text:tab/>&lt;data gg="10" mm="12" aaaa="2014" /&gt;</text:p>
      <text:p text:style-name="P7"><text:tab/><text:tab/>&lt;immagine&gt;Piattaforme/ps4&lt;/immagine&gt;</text:p>
      <text:p text:style-name="P7"><text:tab/>&lt;/console&gt;</text:p>
      <text:p text:style-name="P7">&lt;/piattaforme&gt;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5" svg:font-family="Arial" style:font-family-generic="swiss"/>
    <style:font-face style:name="Courier New" svg:font-family="'Courier New'" style:font-adornments="Normale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Arial3" svg:font-family="Arial" style:font-adornments="Normale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4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Fionda</meta:initial-creator>
    <dc:creator>Luca Morazzano</dc:creator>
    <meta:editing-cycles>60</meta:editing-cycles>
    <meta:creation-date>2022-07-15T15:26:00</meta:creation-date>
    <dc:date>2022-07-18T17:43:15.94</dc:date>
    <meta:editing-duration>PT1H11M1S</meta:editing-duration>
    <meta:generator>OpenOffice/4.1.12$Win32 OpenOffice.org_project/4112m1$Build-9809</meta:generator>
    <meta:document-statistic meta:table-count="0" meta:image-count="0" meta:object-count="0" meta:page-count="5" meta:paragraph-count="102" meta:word-count="1044" meta:character-count="7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